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okman Old Style" svg:font-family="'Bookman Old Style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7f3d1" officeooo:paragraph-rsid="00016999"/>
    </style:style>
    <style:style style:name="P2" style:family="paragraph" style:parent-style-name="Standard">
      <style:text-properties officeooo:rsid="0025f132" officeooo:paragraph-rsid="00016999"/>
    </style:style>
    <style:style style:name="P3" style:family="paragraph" style:parent-style-name="Standard">
      <style:text-properties officeooo:rsid="0027ea0b" officeooo:paragraph-rsid="00016999"/>
    </style:style>
    <style:style style:name="P4" style:family="paragraph" style:parent-style-name="Standard">
      <style:text-properties officeooo:rsid="0027ea0b" officeooo:paragraph-rsid="00016999" fo:background-color="#ffff00"/>
    </style:style>
    <style:style style:name="P5" style:family="paragraph" style:parent-style-name="Standard">
      <style:text-properties officeooo:rsid="0025f132" officeooo:paragraph-rsid="00016999" fo:background-color="#ffff00"/>
    </style:style>
    <style:style style:name="P6" style:family="paragraph" style:parent-style-name="Standard">
      <style:text-properties officeooo:rsid="002547c3" officeooo:paragraph-rsid="00016999" fo:background-color="#77bc65"/>
    </style:style>
    <style:style style:name="P7" style:family="paragraph" style:parent-style-name="Standard">
      <style:text-properties officeooo:rsid="0027f3d1" officeooo:paragraph-rsid="00016999" fo:background-color="#069a2e"/>
    </style:style>
    <style:style style:name="T1" style:family="text">
      <style:text-properties officeooo:rsid="00297849"/>
    </style:style>
    <style:style style:name="T2" style:family="text">
      <style:text-properties officeooo:rsid="0002c5f1"/>
    </style:style>
    <style:style style:name="T3" style:family="text">
      <style:text-properties fo:background-color="#77bc65" loext:char-shading-value="0"/>
    </style:style>
    <style:style style:name="T4" style:family="text">
      <style:text-properties officeooo:rsid="000490c1"/>
    </style:style>
    <style:style style:name="T5" style:family="text">
      <style:text-properties fo:background-color="#069a2e" loext:char-shading-value="0"/>
    </style:style>
    <style:style style:name="T6" style:family="text">
      <style:text-properties fo:background-color="#069a2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1. </text:span>Condensar la existencia de notebook, ipad, etc.</text:p>
      <text:p text:style-name="P5"><text:span text:style-name="T1">2. </text:span>asistentes a escuel<text:span text:style-name="T2">a</text:span>s publicas o privadas para interseccionalidad, cruzar las dificultades con publico-privado y combinar niveles</text:p>
      <text:p text:style-name="P2"><text:span text:style-name="T1">3. </text:span><text:span text:style-name="T6">faltan: 3.4, 3.5, 11.1 </text:span>y otras jaschele manda</text:p>
      <text:p text:style-name="P2"><text:span text:style-name="T1">4. </text:span><text:span text:style-name="T3">t</text:span><text:span text:style-name="T6">eletrabajo, crédito</text:span></text:p>
      <text:p text:style-name="P3"><text:span text:style-name="T1">5. </text:span><text:span text:style-name="T6">hacinamiento calcularlo</text:span></text:p>
      <text:p text:style-name="P3"><text:span text:style-name="T1">6. </text:span><text:span text:style-name="T6">quitar tamaño de la categorización de hogares, solo edades</text:span></text:p>
      <text:p text:style-name="P4"><text:span text:style-name="T1">7. </text:span>generar principal aportante</text:p>
      <text:p text:style-name="P7"><text:span text:style-name="T1">8. </text:span>composición por sexo de los hogares (solo &gt;13), predominantemente masculinos o femeninos. Si varones/mujeres &gt;1 masculino, si no femenino</text:p>
      <text:p text:style-name="P1"><text:span text:style-name="T1">9. </text:span>personas en edad escolar que no asisten E.1, como NBI si hay alguna es uno, si no, cer<text:span text:style-name="T4">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okman Old Style" svg:font-family="'Bookman Old Style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ookman Old Style" fo:font-family="'Bookman Old Style'" style:font-family-generic="roman" fo:font-size="13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15:07:45.153000000</meta:creation-date>
    <dc:date>2021-05-12T12:47:36.300000000</dc:date>
    <meta:editing-duration>PT17H41M22S</meta:editing-duration>
    <meta:editing-cycles>3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9" meta:word-count="93" meta:character-count="600" meta:non-whitespace-character-count="516"/>
  </office:meta>
</office:document-meta>
</file>